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908" officeooo:paragraph-rsid="00099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mimahronto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25:05.868420212</meta:creation-date>
    <dc:date>2015-12-03T12:26:11.722134436</dc:date>
    <meta:editing-duration>PT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" meta:character-count="14" meta:non-whitespace-character-count="13"/>
  </office:meta>
</office:document-meta>
</file>